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.1in" fo:margin-bottom="0.1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5" style:family="paragraph" style:parent-style-name="Text_20_body">
      <style:paragraph-properties fo:margin-top="0.1in" fo:margin-bottom="0.1in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939f4" officeooo:paragraph-rsid="0033b2cc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officeooo:paragraph-rsid="001271dc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style:font-name="TeXGyreHeros" fo:font-size="11pt" officeooo:paragraph-rsid="0033b2cc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413425" officeooo:paragraph-rsid="00413425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431a3e" officeooo:paragraph-rsid="00431a3e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433fea" officeooo:paragraph-rsid="00433fea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officeooo:paragraph-rsid="003d6b1f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officeooo:rsid="003eeb8e" officeooo:paragraph-rsid="003eeb8e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474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31a3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488d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2e925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3c7e62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eeb8e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f6380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fbbb4" style:text-blinking="false" fo:background-color="transparent" loext:char-shading-value="0" style:font-size-asian="11pt" style:font-size-complex="11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912e88c5-9367-ab2c-c580-c595f92e9553"/>Universidade do Estado do Rio de Janeiro - Faculdade de Geologia</text:p>
      <text:p text:style-name="P2"><text:span text:style-name="T5">Geofísica </text:span><text:span text:style-name="T6">1</text:span><text:span text:style-name="T5"> </text:span><text:span text:style-name="T6">|</text:span><text:span text:style-name="T5"> Prática </text:span><text:span text:style-name="T8">7</text:span><text:span text:style-name="T5"> – </text:span><text:span text:style-name="T7">Magnetometria –</text:span><text:span text:style-name="T6"> </text:span><text:span text:style-name="T8">Transformada de Fourier</text:span></text:p>
      <text:p text:style-name="P4">Nome:______________________________________________________ <text:s/>Data:______________________</text:p>
      <text:p text:style-name="P12"><text:span text:style-name="T9">1)</text:span><text:span text:style-name="T10"> </text:span><text:span text:style-name="T11">Sobre a transformada de Fourier dos dois senos: (a) Quando</text:span><text:span text:style-name="T11"><draw:frame draw:style-name="fr1" draw:name="Object2" text:anchor-type="as-char" svg:y="-0.1484in" svg:width="0.483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, por que</text:span><text:span text:style-name="T11"><draw:frame draw:style-name="fr1" draw:name="Object1" text:anchor-type="as-char" svg:y="-0.152in" svg:width="0.5457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é zero em todas as frequências exceto uma? </text:span><text:span text:style-name="T11">(b) O que isso nos diz sobre</text:span><text:span text:style-name="T11"><draw:frame draw:style-name="fr1" draw:name="Object3" text:anchor-type="as-char" svg:y="-0.152in" svg:width="0.3634in" svg:height="0.200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? (c) </text:span><text:span text:style-name="T10">O que acontece com</text:span><text:span text:style-name="T10"><draw:frame draw:style-name="fr1" draw:name="Object4" text:anchor-type="as-char" svg:y="-0.152in" svg:width="0.3634in" svg:height="0.200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e</text:span><text:span text:style-name="T10"><draw:frame draw:style-name="fr1" draw:name="Object5" text:anchor-type="as-char" svg:y="-0.152in" svg:width="0.5457in" svg:height="0.199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0">quando</text:span><text:span text:style-name="T10"><draw:frame draw:style-name="fr1" draw:name="Object6" text:anchor-type="as-char" svg:y="-0.1484in" svg:width="0.2575in" svg:height="0.209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1">e</text:span><text:span text:style-name="T11"><draw:frame draw:style-name="fr1" draw:name="Object7" text:anchor-type="as-char" svg:y="-0.1484in" svg:width="0.209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varia</text:span><text:span text:style-name="T11">m</text:span><text:span text:style-name="T10">?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3"><text:span text:style-name="T10">2</text:span><text:span text:style-name="T9">) </text:span><text:span text:style-name="T12">Mostre (deduza) que a transformada de Fourier da derivada de</text:span><text:span text:style-name="T12"><draw:frame draw:style-name="fr1" draw:name="Object11" text:anchor-type="as-char" svg:y="-0.152in" svg:width="0.3634in" svg:height="0.200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é</text:span><text:span text:style-name="T9"><draw:frame draw:style-name="fr1" draw:name="Object8" text:anchor-type="as-char" svg:y="-0.152in" svg:width="1.1193in" svg:height="0.200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. </text:span><text:span text:style-name="T12">Descreva </text:span><text:span text:style-name="T13">as etapas d</text:span><text:span text:style-name="T12">o processo utilizado para calcular a derivada de</text:span><text:span text:style-name="T12"><draw:frame draw:style-name="fr1" draw:name="Object10" text:anchor-type="as-char" svg:y="-0.152in" svg:width="0.3634in" svg:height="0.2008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utilizando a transformada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5">Nome:______________________________________________________ <text:s/>Data:______________________</text:p>
      <text:p text:style-name="P9"><text:span text:style-name="T2">3</text:span><text:span text:style-name="T1">) </text:span><text:span text:style-name="T3">Sobre a derivada dos dois senos: (a) Quando</text:span><text:span text:style-name="T3"><draw:frame draw:style-name="fr1" draw:name="Object9" text:anchor-type="as-char" svg:y="-0.1484in" svg:width="0.4839in" svg:height="0.209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a derivada é o que você esperava? (b) Para</text:span><text:span text:style-name="T3"><draw:frame draw:style-name="fr1" draw:name="Object12" text:anchor-type="as-char" svg:y="-0.1484in" svg:width="0.5654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o que acontece com a derivada e sua transformada quando</text:span><text:span text:style-name="T3"><draw:frame draw:style-name="fr1" draw:name="Object13" text:anchor-type="as-char" svg:y="-0.1484in" svg:width="0.2098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">aumenta?Explique por que isso acontece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1"><text:span text:style-name="T3">4</text:span><text:span text:style-name="T1">) </text:span><text:span text:style-name="T4">Sobre a derivada da anomalia magnética de campo total: (a) Mantendo erro = 0, a derivada varia com a inclinação? (b) A derivada sempre melhora a interpretação dos dados? (c) Como o erro aleatório influencia a transformada da anomalia? (d) Como a derivada e sua transformada são afetadas pelo erro no dado? Por que?</text:span></text:p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11-05T11:30:56.696203183</dc:date>
    <dc:creator>Leonardo Uieda</dc:creator>
    <meta:editing-duration>PT2H56M46S</meta:editing-duration>
    <meta:editing-cycles>46</meta:editing-cycles>
    <meta:generator>LibreOffice/4.4.2.2$Linux_X86_64 LibreOffice_project/40m0$Build-2</meta:generator>
    <meta:document-statistic meta:table-count="0" meta:image-count="0" meta:object-count="13" meta:page-count="2" meta:paragraph-count="8" meta:word-count="165" meta:character-count="1144" meta:non-whitespace-character-count="983"/>
  </office:meta>
</office:document-meta>
</file>

<file path=Object 1/content.xml><?xml version="1.0" encoding="utf-8"?>
<math xmlns="http://www.w3.org/1998/Math/MathML" display="block">
  <semantics>
    <mrow>
      <mo fence="true" stretchy="false">|</mo>
      <mrow>
        <mrow>
          <mi>H</mi>
          <mrow>
            <mo fence="true" stretchy="false">(</mo>
            <mrow>
              <mi>f</mi>
            </mrow>
            <mo fence="true" stretchy="false">)</mo>
          </mrow>
        </mrow>
      </mrow>
      <mo fence="true" stretchy="false">|</mo>
    </mrow>
    <annotation encoding="StarMath 5.0">lline H(f) rline</annotation>
  </semantics>
</math>
</file>

<file path=Object 10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11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12/content.xml><?xml version="1.0" encoding="utf-8"?>
<math xmlns="http://www.w3.org/1998/Math/MathML" display="block">
  <semantics>
    <mrow>
      <msub>
        <mi>A</mi>
        <mn>2</mn>
      </msub>
      <mo stretchy="false">=</mo>
      <mn>10</mn>
    </mrow>
    <annotation encoding="StarMath 5.0">A_2 = 10
</annotation>
  </semantics>
</math>
</file>

<file path=Object 13/content.xml><?xml version="1.0" encoding="utf-8"?>
<math xmlns="http://www.w3.org/1998/Math/MathML" display="block">
  <semantics>
    <msub>
      <mi>f</mi>
      <mn>2</mn>
    </msub>
    <annotation encoding="StarMath 5.0">f_2
</annotation>
  </semantics>
</math>
</file>

<file path=Object 2/content.xml><?xml version="1.0" encoding="utf-8"?>
<math xmlns="http://www.w3.org/1998/Math/MathML" display="block">
  <semantics>
    <mrow>
      <msub>
        <mi>A</mi>
        <mn>2</mn>
      </msub>
      <mo stretchy="false">=</mo>
      <mn>0</mn>
    </mrow>
    <annotation encoding="StarMath 5.0">A_2 = 0
</annotation>
  </semantics>
</math>
</file>

<file path=Object 3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4/content.xml><?xml version="1.0" encoding="utf-8"?>
<math xmlns="http://www.w3.org/1998/Math/MathML" display="block">
  <semantics>
    <mrow>
      <mi>h</mi>
      <mrow>
        <mo fence="true" stretchy="false">(</mo>
        <mrow>
          <mi>t</mi>
        </mrow>
        <mo fence="true" stretchy="false">)</mo>
      </mrow>
    </mrow>
    <annotation encoding="StarMath 5.0">h( t )</annotation>
  </semantics>
</math>
</file>

<file path=Object 5/content.xml><?xml version="1.0" encoding="utf-8"?>
<math xmlns="http://www.w3.org/1998/Math/MathML" display="block">
  <semantics>
    <mrow>
      <mo fence="true" stretchy="false">|</mo>
      <mrow>
        <mrow>
          <mi>H</mi>
          <mrow>
            <mo fence="true" stretchy="false">(</mo>
            <mrow>
              <mi>f</mi>
            </mrow>
            <mo fence="true" stretchy="false">)</mo>
          </mrow>
        </mrow>
      </mrow>
      <mo fence="true" stretchy="false">|</mo>
    </mrow>
    <annotation encoding="StarMath 5.0">lline H(f) rline</annotation>
  </semantics>
</math>
</file>

<file path=Object 6/content.xml><?xml version="1.0" encoding="utf-8"?>
<math xmlns="http://www.w3.org/1998/Math/MathML" display="block">
  <semantics>
    <msub>
      <mi>A</mi>
      <mn>2</mn>
    </msub>
    <annotation encoding="StarMath 5.0">A_2
</annotation>
  </semantics>
</math>
</file>

<file path=Object 7/content.xml><?xml version="1.0" encoding="utf-8"?>
<math xmlns="http://www.w3.org/1998/Math/MathML" display="block">
  <semantics>
    <msub>
      <mi>f</mi>
      <mn>2</mn>
    </msub>
    <annotation encoding="StarMath 5.0">f_2
</annotation>
  </semantics>
</math>
</file>

<file path=Object 8/content.xml><?xml version="1.0" encoding="utf-8"?>
<math xmlns="http://www.w3.org/1998/Math/MathML" display="block">
  <semantics>
    <mrow>
      <mi>W</mi>
      <mrow>
        <mrow>
          <mo fence="true" stretchy="false">(</mo>
          <mrow>
            <mi>f</mi>
          </mrow>
          <mo fence="true" stretchy="false">)</mo>
        </mrow>
        <mo stretchy="false">=</mo>
        <mi>H</mi>
      </mrow>
      <mi>i</mi>
      <mn>2</mn>
      <mi mathvariant="normal">π</mi>
      <mi>f</mi>
    </mrow>
    <annotation encoding="StarMath 5.0">
W(f) = H i 2 %pi f</annotation>
  </semantics>
</math>
</file>

<file path=Object 9/content.xml><?xml version="1.0" encoding="utf-8"?>
<math xmlns="http://www.w3.org/1998/Math/MathML" display="block">
  <semantics>
    <mrow>
      <msub>
        <mi>A</mi>
        <mn>2</mn>
      </msub>
      <mo stretchy="false">=</mo>
      <mn>0</mn>
    </mrow>
    <annotation encoding="StarMath 5.0">A_2 = 0
</annotation>
  </semantics>
</math>
</file>